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4C2000035050000350531BE590AC0C89581.svg" manifest:media-type="image/svg+xml"/>
  <manifest:file-entry manifest:full-path="Pictures/100002010000025C0000025C06569E9B9EFD4EBB.png" manifest:media-type="image/png"/>
  <manifest:file-entry manifest:full-path="Pictures/1000137800003505000035053F358B2759C7AC66.svg" manifest:media-type="image/svg+xml"/>
  <manifest:file-entry manifest:full-path="Pictures/100002010000025C0000025CFA77ACDE5DBD7208.png" manifest:media-type="image/png"/>
  <manifest:file-entry manifest:full-path="Pictures/100002010000025B0000025B987609F291DBB72C.png" manifest:media-type="image/png"/>
  <manifest:file-entry manifest:full-path="Pictures/100002010000025B0000025BFB06EBACAB75D342.png" manifest:media-type="image/png"/>
  <manifest:file-entry manifest:full-path="Pictures/100000BC00000295000002951482AC5F3EDDECF7.svg" manifest:media-type="image/svg+xml"/>
  <manifest:file-entry manifest:full-path="Pictures/100002010000025C0000025CDD93A62BAA04C8DC.png" manifest:media-type="image/png"/>
  <manifest:file-entry manifest:full-path="Pictures/1000176200003505000035054D03EDFA51C19EA9.svg" manifest:media-type="image/svg+xml"/>
  <manifest:file-entry manifest:full-path="Pictures/1000011D00000295000002952045D56B610E16E0.svg" manifest:media-type="image/svg+xml"/>
  <manifest:file-entry manifest:full-path="Pictures/100002010000025B0000025B2CD84ED38B7180CB.png" manifest:media-type="image/png"/>
  <manifest:file-entry manifest:full-path="Pictures/100011F100003505000035057D01AF0204E98AB5.svg" manifest:media-type="image/svg+xml"/>
  <manifest:file-entry manifest:full-path="Pictures/10001EE10000350500003505E0C0FED215C4FA5C.svg" manifest:media-type="image/svg+xml"/>
  <manifest:file-entry manifest:full-path="Pictures/100002010000001D0000001D77544A8E38149858.png" manifest:media-type="image/png"/>
  <manifest:file-entry manifest:full-path="Pictures/100002010000001D0000001D89391E71A432439E.png" manifest:media-type="image/png"/>
  <manifest:file-entry manifest:full-path="Pictures/100002010000025C0000025C5C265AE8FA9B1628.png" manifest:media-type="image/png"/>
  <manifest:file-entry manifest:full-path="Pictures/100001460000029500000295C2A2EE6D3C1A953C.svg" manifest:media-type="image/svg+xml"/>
  <manifest:file-entry manifest:full-path="Pictures/10001CB20000350500003505F4D37CC379B73D59.svg" manifest:media-type="image/svg+xml"/>
  <manifest:file-entry manifest:full-path="Pictures/1000202C000034EB000034EBA5B4F12F4E69FECA.svg" manifest:media-type="image/svg+xml"/>
  <manifest:file-entry manifest:full-path="Pictures/100002010000001D0000001D15E6B001B5303101.png" manifest:media-type="image/png"/>
  <manifest:file-entry manifest:full-path="Pictures/1000010E0000029500000295D57D5E5FA50E102C.svg" manifest:media-type="image/svg+xml"/>
  <manifest:file-entry manifest:full-path="Pictures/100002010000025C0000025CB6244D4BD12A63B3.png" manifest:media-type="image/png"/>
  <manifest:file-entry manifest:full-path="Pictures/100002010000025C0000025C44F9A8E654C851FB.png" manifest:media-type="image/png"/>
  <manifest:file-entry manifest:full-path="Pictures/100002010000025C0000025CDA977E505277C1A6.png" manifest:media-type="image/png"/>
  <manifest:file-entry manifest:full-path="Pictures/10000201000002C3000002C3DD8798A9EB948BAA.png" manifest:media-type="image/png"/>
  <manifest:file-entry manifest:full-path="Pictures/100002010000025B0000025BC4136BB51F4F1B1C.png" manifest:media-type="image/png"/>
  <manifest:file-entry manifest:full-path="Pictures/10001F5700004685000046858982CC05B4F7BF70.svg" manifest:media-type="image/svg+xml"/>
  <manifest:file-entry manifest:full-path="Pictures/10000E66000034EB000034EB4C0B216CFBB5867D.svg" manifest:media-type="image/svg+xml"/>
  <manifest:file-entry manifest:full-path="Pictures/10000D46000034EB000034EBA4007EA567BA917B.svg" manifest:media-type="image/svg+xml"/>
  <manifest:file-entry manifest:full-path="Pictures/100002010000001D0000001DDC6C5F57CAD6F2BA.png" manifest:media-type="image/png"/>
  <manifest:file-entry manifest:full-path="Pictures/100014D3000034EB000034EBEF023B62D6F4D987.svg" manifest:media-type="image/svg+xml"/>
  <manifest:file-entry manifest:full-path="Pictures/10001EF9000035050000350583F8EB46B841ED9F.svg" manifest:media-type="image/svg+xml"/>
  <manifest:file-entry manifest:full-path="Pictures/1000187B000034EB000034EB75605CFB872E136E.svg" manifest:media-type="image/svg+xml"/>
  <manifest:file-entry manifest:full-path="Pictures/100002010000025B0000025BA1D91EB862E7FE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62cm" svg:height="2.62cm" svg:x="0.6cm" svg:y="0.1cm">
          <draw:image xlink:href="Pictures/10000D46000034EB000034EBA4007EA567BA917B.svg" xlink:type="simple" xlink:show="embed" xlink:actuate="onLoad" loext:mime-type="image/svg+xml">
            <text:p/>
          </draw:image>
          <draw:image xlink:href="Pictures/100002010000025B0000025BA1D91EB862E7FE0A.png" xlink:type="simple" xlink:show="embed" xlink:actuate="onLoad" loext:mime-type="image/png"/>
        </draw:frame>
        <draw:frame draw:style-name="gr1" draw:text-style-name="P1" draw:layer="layout" svg:width="3.326cm" svg:height="3.326cm" svg:x="11.873cm" svg:y="3cm">
          <draw:image xlink:href="Pictures/1000187B000034EB000034EB75605CFB872E136E.svg" xlink:type="simple" xlink:show="embed" xlink:actuate="onLoad" loext:mime-type="image/svg+xml">
            <text:p/>
          </draw:image>
          <draw:image xlink:href="Pictures/100002010000025B0000025B2CD84ED38B7180CB.png" xlink:type="simple" xlink:show="embed" xlink:actuate="onLoad" loext:mime-type="image/png"/>
        </draw:frame>
        <draw:frame draw:style-name="gr1" draw:text-style-name="P1" draw:layer="layout" svg:width="2.773cm" svg:height="2.773cm" svg:x="7.3cm" svg:y="3.5cm">
          <draw:image xlink:href="Pictures/1000010E0000029500000295D57D5E5FA50E102C.svg" xlink:type="simple" xlink:show="embed" xlink:actuate="onLoad" loext:mime-type="image/svg+xml">
            <text:p/>
          </draw:image>
          <draw:image xlink:href="Pictures/100002010000001D0000001D89391E71A432439E.png" xlink:type="simple" xlink:show="embed" xlink:actuate="onLoad" loext:mime-type="image/png"/>
        </draw:frame>
        <draw:frame draw:style-name="gr1" draw:text-style-name="P1" draw:layer="layout" svg:width="0.96cm" svg:height="0.96cm" svg:x="8.099cm" svg:y="3.066cm">
          <draw:image xlink:href="Pictures/100000BC00000295000002951482AC5F3EDDECF7.svg" xlink:type="simple" xlink:show="embed" xlink:actuate="onLoad" loext:mime-type="image/svg+xml">
            <text:p/>
          </draw:image>
          <draw:image xlink:href="Pictures/100002010000001D0000001DDC6C5F57CAD6F2BA.png" xlink:type="simple" xlink:show="embed" xlink:actuate="onLoad" loext:mime-type="image/png"/>
        </draw:frame>
        <draw:frame draw:style-name="gr1" draw:text-style-name="P1" draw:layer="layout" svg:width="0.8cm" svg:height="0.8cm" svg:x="8.359cm" svg:y="5.726cm">
          <draw:image xlink:href="Pictures/100001460000029500000295C2A2EE6D3C1A953C.svg" xlink:type="simple" xlink:show="embed" xlink:actuate="onLoad" loext:mime-type="image/svg+xml">
            <text:p/>
          </draw:image>
          <draw:image xlink:href="Pictures/100002010000001D0000001D77544A8E38149858.png" xlink:type="simple" xlink:show="embed" xlink:actuate="onLoad" loext:mime-type="image/png"/>
        </draw:frame>
        <draw:frame draw:style-name="gr1" draw:text-style-name="P1" draw:layer="layout" svg:width="1.539cm" svg:height="1.539cm" svg:x="3.961cm" svg:y="1.42cm">
          <draw:image xlink:href="Pictures/10001EE10000350500003505E0C0FED215C4FA5C.svg" xlink:type="simple" xlink:show="embed" xlink:actuate="onLoad" loext:mime-type="image/svg+xml">
            <text:p/>
          </draw:image>
          <draw:image xlink:href="Pictures/100002010000025C0000025CDD93A62BAA04C8DC.png" xlink:type="simple" xlink:show="embed" xlink:actuate="onLoad" loext:mime-type="image/png"/>
        </draw:frame>
        <draw:frame draw:style-name="gr1" draw:text-style-name="P1" draw:layer="layout" svg:width="1.053cm" svg:height="1.053cm" svg:x="0.947cm" svg:y="3.147cm">
          <draw:image xlink:href="Pictures/100011F100003505000035057D01AF0204E98AB5.svg" xlink:type="simple" xlink:show="embed" xlink:actuate="onLoad" loext:mime-type="image/svg+xml">
            <text:p/>
          </draw:image>
          <draw:image xlink:href="Pictures/100002010000025C0000025C5C265AE8FA9B1628.png" xlink:type="simple" xlink:show="embed" xlink:actuate="onLoad" loext:mime-type="image/png"/>
        </draw:frame>
        <draw:frame draw:style-name="gr1" draw:text-style-name="P1" draw:layer="layout" svg:width="1cm" svg:height="1cm" svg:x="2.5cm" svg:y="3.6cm">
          <draw:image xlink:href="Pictures/10001F5700004685000046858982CC05B4F7BF70.svg" xlink:type="simple" xlink:show="embed" xlink:actuate="onLoad" loext:mime-type="image/svg+xml">
            <text:p/>
          </draw:image>
          <draw:image xlink:href="Pictures/10000201000002C3000002C3DD8798A9EB948BAA.png" xlink:type="simple" xlink:show="embed" xlink:actuate="onLoad" loext:mime-type="image/png"/>
        </draw:frame>
        <draw:frame draw:style-name="gr1" draw:text-style-name="P1" draw:layer="layout" svg:width="0.66cm" svg:height="0.66cm" svg:x="2.54cm" svg:y="9.7cm">
          <draw:image xlink:href="Pictures/1000011D00000295000002952045D56B610E16E0.svg" xlink:type="simple" xlink:show="embed" xlink:actuate="onLoad" loext:mime-type="image/svg+xml">
            <text:p/>
          </draw:image>
          <draw:image xlink:href="Pictures/100002010000001D0000001D15E6B001B5303101.png" xlink:type="simple" xlink:show="embed" xlink:actuate="onLoad" loext:mime-type="image/png"/>
        </draw:frame>
        <draw:frame draw:style-name="gr2" draw:text-style-name="P2" draw:layer="layout" svg:width="1.165cm" svg:height="1.165cm" svg:x="4.035cm" svg:y="3cm">
          <draw:image xlink:href="Pictures/1000176200003505000035054D03EDFA51C19EA9.svg" xlink:type="simple" xlink:show="embed" xlink:actuate="onLoad" loext:mime-type="image/svg+xml">
            <text:p/>
          </draw:image>
          <draw:image xlink:href="Pictures/100002010000025C0000025C44F9A8E654C851FB.png" xlink:type="simple" xlink:show="embed" xlink:actuate="onLoad" loext:mime-type="image/png"/>
        </draw:frame>
        <draw:frame draw:style-name="gr2" draw:text-style-name="P2" draw:layer="layout" svg:width="1.852cm" svg:height="1.852cm" svg:x="3.848cm" svg:y="4.348cm">
          <draw:image xlink:href="Pictures/100014D3000034EB000034EBEF023B62D6F4D987.svg" xlink:type="simple" xlink:show="embed" xlink:actuate="onLoad" loext:mime-type="image/svg+xml">
            <text:p/>
          </draw:image>
          <draw:image xlink:href="Pictures/100002010000025B0000025B987609F291DBB72C.png" xlink:type="simple" xlink:show="embed" xlink:actuate="onLoad" loext:mime-type="image/png"/>
        </draw:frame>
        <draw:frame draw:style-name="gr2" draw:text-style-name="P2" draw:layer="layout" svg:width="1.494cm" svg:height="1.494cm" svg:x="0.8cm" svg:y="4.7cm">
          <draw:image xlink:href="Pictures/1000202C000034EB000034EBA5B4F12F4E69FECA.svg" xlink:type="simple" xlink:show="embed" xlink:actuate="onLoad" loext:mime-type="image/svg+xml">
            <text:p/>
          </draw:image>
          <draw:image xlink:href="Pictures/100002010000025B0000025BC4136BB51F4F1B1C.png" xlink:type="simple" xlink:show="embed" xlink:actuate="onLoad" loext:mime-type="image/png"/>
        </draw:frame>
        <draw:frame draw:style-name="gr2" draw:text-style-name="P2" draw:layer="layout" svg:width="1.039cm" svg:height="1.039cm" svg:x="2.561cm" svg:y="5.661cm">
          <draw:image xlink:href="Pictures/10001CB20000350500003505F4D37CC379B73D59.svg" xlink:type="simple" xlink:show="embed" xlink:actuate="onLoad" loext:mime-type="image/svg+xml">
            <text:p/>
          </draw:image>
          <draw:image xlink:href="Pictures/100002010000025C0000025CFA77ACDE5DBD7208.png" xlink:type="simple" xlink:show="embed" xlink:actuate="onLoad" loext:mime-type="image/png"/>
        </draw:frame>
        <draw:frame draw:style-name="gr2" draw:text-style-name="P2" draw:layer="layout" svg:width="1.307cm" svg:height="1.307cm" svg:x="0.9cm" svg:y="6.693cm">
          <draw:image xlink:href="Pictures/10001EF9000035050000350583F8EB46B841ED9F.svg" xlink:type="simple" xlink:show="embed" xlink:actuate="onLoad" loext:mime-type="image/svg+xml">
            <text:p/>
          </draw:image>
          <draw:image xlink:href="Pictures/100002010000025C0000025CB6244D4BD12A63B3.png" xlink:type="simple" xlink:show="embed" xlink:actuate="onLoad" loext:mime-type="image/png"/>
        </draw:frame>
        <draw:frame draw:style-name="gr2" draw:text-style-name="P2" draw:layer="layout" svg:width="1.539cm" svg:height="1.539cm" svg:x="3.861cm" svg:y="6.6cm">
          <draw:image xlink:href="Pictures/1000137800003505000035053F358B2759C7AC66.svg" xlink:type="simple" xlink:show="embed" xlink:actuate="onLoad" loext:mime-type="image/svg+xml">
            <text:p/>
          </draw:image>
          <draw:image xlink:href="Pictures/100002010000025C0000025C06569E9B9EFD4EBB.png" xlink:type="simple" xlink:show="embed" xlink:actuate="onLoad" loext:mime-type="image/png"/>
        </draw:frame>
        <draw:frame draw:style-name="gr2" draw:text-style-name="P2" draw:layer="layout" svg:width="0.894cm" svg:height="0.894cm" svg:x="1.8cm" svg:y="8.306cm">
          <draw:image xlink:href="Pictures/10000E66000034EB000034EB4C0B216CFBB5867D.svg" xlink:type="simple" xlink:show="embed" xlink:actuate="onLoad" loext:mime-type="image/svg+xml">
            <text:p/>
          </draw:image>
          <draw:image xlink:href="Pictures/100002010000025B0000025BFB06EBACAB75D342.png" xlink:type="simple" xlink:show="embed" xlink:actuate="onLoad" loext:mime-type="image/png"/>
        </draw:frame>
        <draw:frame draw:style-name="gr2" draw:text-style-name="P2" draw:layer="layout" svg:width="0.939cm" svg:height="0.939cm" svg:x="3.361cm" svg:y="8.4cm">
          <draw:image xlink:href="Pictures/100014C2000035050000350531BE590AC0C89581.svg" xlink:type="simple" xlink:show="embed" xlink:actuate="onLoad" loext:mime-type="image/svg+xml">
            <text:p/>
          </draw:image>
          <draw:image xlink:href="Pictures/100002010000025C0000025CDA977E505277C1A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06T17:11:24.452226178</meta:creation-date>
    <dc:date>2020-08-06T17:36:25.391936002</dc:date>
    <meta:editing-duration>PT14M48S</meta:editing-duration>
    <meta:editing-cycles>3</meta:editing-cycles>
    <meta:generator>LibreOffice/6.4.1.2$MacOSX_X86_64 LibreOffice_project/4d224e95b98b138af42a64d84056446d09082932</meta:generator>
    <meta:document-statistic meta:object-count="17"/>
  </office:meta>
</office:document-meta>
</file>